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GSS</text:p>
          </table:table-cell>
          <table:table-cell office:value-type="string">
            <text:p>equ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Q17" table:end-x="0.4354in" table:end-y="0.1772in" draw:z-index="0" draw:name="Chart 2" draw:style-name="gr1" svg:width="5.0213in" svg:height="2.8039in" svg:x="0.1024in" svg:y="0.0949in">
              <draw:object draw:notify-on-update-of-ranges="Sheet1.A5:Sheet1.A15 Sheet1.B4:Sheet1.B4 Sheet1.B5:Sheet1.B15 Sheet1.C4:Sheet1.C4 Sheet1.C5:Sheet1.C15 Sheet1.D4:Sheet1.D4 Sheet1.D5:Sheet1.D15 Sheet1.E4:Sheet1.E4 Sheet1.E5:Sheet1.E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string">
            <text:p>PCs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office:value-type="string">
            <text:p>Average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AVERAGE([.B6:.D6])" office:value-type="float" office:value="63.3333333333333">
            <text:p>63.3333333333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AVERAGE([.B7:.D7])" office:value-type="float" office:value="32.6666666666667">
            <text:p>32.6666666667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23">
            <text:p>23</text:p>
          </table:table-cell>
          <table:table-cell table:formula="of:=AVERAGE([.B8:.D8])"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AVERAGE([.B9:.D9])" office:value-type="float" office:value="17.3333333333333">
            <text:p>17.3333333333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formula="of:=AVERAGE([.B10:.D10])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table:formula="of:=AVERAGE([.B11:.D11])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10">
            <text:p>10</text:p>
          </table:table-cell>
          <table:table-cell table:formula="of:=AVERAGE([.B12:.D12])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AVERAGE([.B13:.D13])" office:value-type="float" office:value="10.3333333333333">
            <text:p>10.3333333333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AVERAGE([.B14:.D14])" office:value-type="float" office:value="7.66666666666667">
            <text:p>7.6666666667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8">
            <text:p>8</text:p>
          </table:table-cell>
          <table:table-cell table:formula="of:=AVERAGE([.B15:.D15])" office:value-type="float" office:value="8">
            <text:p>8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Sheet1.Q34" table:end-x="0.4252in" table:end-y="0.0098in" draw:z-index="1" draw:name="Chart 3" draw:style-name="gr1" svg:width="5.0213in" svg:height="2.7898in" svg:x="0.0921in" svg:y="0.1362in">
              <draw:object draw:notify-on-update-of-ranges="Sheet1.A5:Sheet1.A15 Sheet1.E4:Sheet1.E4 Sheet1.E5:Sheet1.E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8/02/2011</text:date>, <text:time>02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58" meta:object-count="2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symbol-type="automatic" chart:symbol-width="0.176cm" chart:symbol-height="0.176cm"/>
      <style:graphic-properties svg:stroke-width="0.079cm" svg:stroke-color="#953b38" draw:fill-color="#953b38"/>
      <style:text-properties fo:font-size="10pt" style:font-size-asian="10pt" style:font-size-complex="10pt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b24543" draw:fill-color="#b24543"/>
      <style:text-properties fo:font-size="10pt" style:font-size-asian="10pt" style:font-size-complex="10pt"/>
    </style:style>
    <style:style style:name="ch9" style:family="chart" style:data-style-name="N5000">
      <style:chart-properties chart:symbol-type="automatic" chart:symbol-width="0.176cm" chart:symbol-height="0.176cm"/>
      <style:graphic-properties svg:stroke-width="0.079cm" svg:stroke-color="#c77978" draw:fill-color="#c77978"/>
      <style:text-properties fo:font-size="10pt" style:font-size-asian="10pt" style:font-size-complex="10pt"/>
    </style:style>
    <style:style style:name="ch10" style:family="chart" style:data-style-name="N5000">
      <style:chart-properties chart:symbol-type="automatic" chart:symbol-width="0.176cm" chart:symbol-height="0.176cm"/>
      <style:graphic-properties svg:stroke-width="0.079cm" svg:stroke-color="#d9b0b0" draw:fill-color="#d9b0b0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755cm" svg:height="7.123cm" xlink:href=".." xlink:type="simple" chart:class="chart:line" chart:style-name="ch1">
        <chart:legend chart:legend-position="end" svg:x="10.808cm" svg:y="2.591cm" chart:style-name="ch2"/>
        <chart:plot-area chart:style-name="ch3" table:cell-range-address="Sheet1.A4:Sheet1.E15" chart:data-source-has-labels="both" svg:x="0.705cm" svg:y="0.703cm" svg:width="9.593cm" svg:height="5.858cm">
          <chartooo:coordinate-region svg:x="1.326cm" svg:y="0.902cm" svg:width="8.785cm" svg:height="5.012cm"/>
          <chart:axis chart:dimension="x" chart:name="primary-x" chart:style-name="ch4">
            <chart:categories table:cell-range-address="Sheet1.A5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5" chart:label-cell-address="Sheet1.B4:Sheet1.B4" chart:class="chart:line">
            <chart:data-point chart:repeated="11"/>
          </chart:series>
          <chart:series chart:style-name="ch8" chart:values-cell-range-address="Sheet1.C5:Sheet1.C15" chart:label-cell-address="Sheet1.C4:Sheet1.C4" chart:class="chart:line">
            <chart:data-point chart:repeated="11"/>
          </chart:series>
          <chart:series chart:style-name="ch9" chart:values-cell-range-address="Sheet1.D5:Sheet1.D15" chart:label-cell-address="Sheet1.D4:Sheet1.D4" chart:class="chart:line">
            <chart:data-point chart:repeated="11"/>
          </chart:series>
          <chart:series chart:style-name="ch10" chart:values-cell-range-address="Sheet1.E5:Sheet1.E15" chart:label-cell-address="Sheet1.E4:Sheet1.E4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</text:p>
                <draw:g>
                  <svg:desc>Sheet1.B4:Sheet1.B4</svg:desc>
                </draw:g>
              </table:table-cell>
              <table:table-cell office:value-type="string">
                <text:p>Two</text:p>
                <draw:g>
                  <svg:desc>Sheet1.C4:Sheet1.C4</svg:desc>
                </draw:g>
              </table:table-cell>
              <table:table-cell office:value-type="string">
                <text:p>Three</text:p>
                <draw:g>
                  <svg:desc>Sheet1.D4:Sheet1.D4</svg:desc>
                </draw:g>
              </table:table-cell>
              <table:table-cell office:value-type="string">
                <text:p>Average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B5:Sheet1.B15</svg:desc>
                </draw:g>
              </table:table-cell>
              <table:table-cell office:value-type="float" office:value="NaN">
                <text:p>NaN</text:p>
                <draw:g>
                  <svg:desc>Sheet1.C5:Sheet1.C15</svg:desc>
                </draw:g>
              </table:table-cell>
              <table:table-cell office:value-type="float" office:value="NaN">
                <text:p>NaN</text:p>
                <draw:g>
                  <svg:desc>Sheet1.D5:Sheet1.D15</svg:desc>
                </draw:g>
              </table:table-cell>
              <table:table-cell office:value-type="float" office:value="NaN">
                <text:p>NaN</text:p>
                <draw:g>
                  <svg:desc>Sheet1.E5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automatic" chart:symbol-width="0.176cm" chart:symbol-height="0.176cm"/>
      <style:graphic-properties svg:stroke-width="0.079cm" svg:stroke-color="#f59240" draw:fill-color="#f59240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755cm" svg:height="7.087cm" xlink:href=".." xlink:type="simple" chart:class="chart:line" chart:style-name="ch1">
        <chart:title svg:x="5.178cm" svg:y="0.276cm" chart:style-name="ch2">
          <text:p>Average</text:p>
        </chart:title>
        <chart:legend chart:legend-position="end" svg:x="10.808cm" svg:y="3.248cm" chart:style-name="ch3"/>
        <chart:plot-area chart:style-name="ch4" table:cell-range-address="Sheet1.A5:Sheet1.A15 Sheet1.E4:Sheet1.E15" chart:data-source-has-labels="both" svg:x="0.705cm" svg:y="1.85cm" svg:width="9.593cm" svg:height="4.676cm">
          <chartooo:coordinate-region svg:x="1.326cm" svg:y="2.049cm" svg:width="8.785cm" svg:height="3.83cm"/>
          <chart:axis chart:dimension="x" chart:name="primary-x" chart:style-name="ch5">
            <chart:categories table:cell-range-address="Sheet1.A5:Sheet1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5:Sheet1.E15" chart:label-cell-address="Sheet1.E4:Sheet1.E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5:Sheet1.A15</svg:desc>
                </draw:g>
              </table:table-cell>
              <table:table-cell office:value-type="float" office:value="NaN">
                <text:p>NaN</text:p>
                <draw:g>
                  <svg:desc>Sheet1.E5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